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-width="0.245cm" draw:fill="solid" draw:fill-color="#eeeee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000000" draw:marker-start-width="0.245cm" draw:marker-end-width="0.24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solid" draw:fill-color="#ffff99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solid" draw:fill-color="#ccffff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objectwithoutfill">
      <style:graphic-properties draw:stroke="dash" draw:stroke-dash="čerchovaná" draw:fill="none" draw:textarea-vertical-align="middle"/>
    </style:style>
    <style:style style:name="gr7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measure" style:list-style-name="L1">
      <style:graphic-properties draw:textarea-vertical-align="middle" draw:line-distance="3.3cm"/>
    </style:style>
    <style:style style:name="gr9" style:family="graphic" style:parent-style-name="measure" style:list-style-name="L1">
      <style:graphic-properties draw:textarea-vertical-align="middle" draw:line-distance="2.6cm"/>
    </style:style>
    <style:style style:name="gr10" style:family="graphic" style:parent-style-name="measure" style:list-style-name="L1">
      <style:graphic-properties draw:textarea-vertical-align="middle" draw:line-distance="2.6cm"/>
    </style:style>
    <style:style style:name="gr11" style:family="graphic" style:parent-style-name="measure" style:list-style-name="L1">
      <style:graphic-properties draw:textarea-vertical-align="middle" draw:line-distance="2.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polygon draw:style-name="gr1" draw:text-style-name="P1" draw:layer="layout" svg:width="1.299cm" svg:height="3.199cm" svg:x="7.5cm" svg:y="4.8cm" svg:viewBox="0 0 1300 3200" draw:points="0,3200 1000,3200 1300,2900 1300,300 1000,0 0,0">
          <text:p/>
        </draw:polygon>
        <draw:custom-shape draw:style-name="gr2" draw:text-style-name="P1" draw:layer="layout" svg:width="1.6cm" svg:height="1.6cm" svg:x="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1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cm" svg:height="0.3cm" svg:x="4.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2cm" svg:height="3.2cm" svg:x="3cm" svg:y="4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3.2cm" svg:height="3.2cm" svg:x="3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9cm" svg:y1="6.4cm" svg:x2="8.9cm" svg:y2="6.4cm">
          <text:p/>
        </draw:line>
        <draw:line draw:style-name="gr6" draw:text-style-name="P1" draw:layer="layout" svg:x1="4.6cm" svg:y1="4.7cm" svg:x2="4.6cm" svg:y2="8.1cm">
          <text:p/>
        </draw:line>
        <draw:custom-shape draw:style-name="gr4" draw:text-style-name="P1" draw:layer="layout" svg:width="0.3cm" svg:height="3.2cm" svg:x="7.2cm" svg:y="4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3.2cm" svg:x="7.5cm" svg:y="4.8cm">
          <text:p/>
          <draw:enhanced-geometry svg:viewBox="0 0 21600 21600" draw:type="rectangle" draw:enhanced-path="M 0 0 L 21600 0 21600 21600 0 21600 0 0 Z N"/>
        </draw:custom-shape>
        <draw:polyline draw:style-name="gr7" draw:text-style-name="P1" draw:layer="layout" svg:width="1.299cm" svg:height="3.199cm" svg:x="7.5cm" svg:y="4.8cm" svg:viewBox="0 0 1300 3200" draw:points="0,3200 1000,3200 1300,2900 1300,300 1000,0 0,0">
          <text:p/>
        </draw:polyline>
        <draw:measure draw:style-name="gr8" draw:text-style-name="P2" draw:layer="measurelines" svg:x1="3cm" svg:y1="6.4cm" svg:x2="6.2cm" svg:y2="6.4cm">
          <text:p text:style-name="P2"><text:measure text:kind="gap"/>32<text:measure text:kind="gap"/></text:p>
        </draw:measure>
        <draw:measure draw:style-name="gr9" draw:text-style-name="P2" draw:layer="measurelines" svg:x1="3.8cm" svg:y1="6.4cm" svg:x2="5.4cm" svg:y2="6.4cm">
          <text:p text:style-name="P2">16<text:measure text:kind="gap"/></text:p>
        </draw:measure>
        <draw:measure draw:style-name="gr10" draw:text-style-name="P2" draw:layer="measurelines" svg:x1="7.201cm" svg:y1="6.4cm" svg:x2="7.5cm" svg:y2="6.4cm">
          <text:p text:style-name="P2">3</text:p>
        </draw:measure>
        <draw:measure draw:style-name="gr11" draw:text-style-name="P2" draw:layer="measurelines" svg:x1="4.249cm" svg:y1="6.7cm" svg:x2="4.949cm" svg:y2="6.7cm">
          <text:p text:style-name="P2">6,5<text:measure text:kind="gap"/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čerchovaná" draw:style="rect" draw:dots1="1" draw:dots1-length="500%" draw:dots2="1" draw:distance="2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ndřej Hejda</meta:initial-creator>
    <meta:creation-date>2014-05-17T13:24:01.503704629</meta:creation-date>
    <dc:date>2014-05-17T14:06:58.060275795</dc:date>
    <dc:creator>Ondřej Hejda</dc:creator>
    <meta:editing-duration>PT12M36S</meta:editing-duration>
    <meta:editing-cycles>1</meta:editing-cycles>
    <meta:document-statistic meta:object-count="15"/>
    <meta:generator>LibreOffice/4.1.3.2$Linux_X86_64 LibreOffice_project/410m0$Build-2</meta:generator>
  </office:meta>
</office:document-meta>
</file>